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989*"/>
    </style:style>
    <style:style style:name="Table1.B" style:family="table-column">
      <style:table-column-properties style:column-width="0.7361in" style:rel-column-width="1060*"/>
    </style:style>
    <style:style style:name="Table1.C" style:family="table-column">
      <style:table-column-properties style:column-width="0.7785in" style:rel-column-width="1121*"/>
    </style:style>
    <style:style style:name="Table1.D" style:family="table-column">
      <style:table-column-properties style:column-width="1.2868in" style:rel-column-width="1853*"/>
    </style:style>
    <style:style style:name="Table1.E" style:family="table-column">
      <style:table-column-properties style:column-width="0.7708in" style:rel-column-width="1110*"/>
    </style:style>
    <style:style style:name="Table1.F" style:family="table-column">
      <style:table-column-properties style:column-width="2.6681in" style:rel-column-width="3842*"/>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6" style:family="paragraph" style:parent-style-name="Preformatted_20_Text">
      <style:paragraph-properties fo:margin-top="0in" fo:margin-bottom="0.1965in"/>
      <style:text-properties style:font-name="Courier" fo:font-size="9pt" style:font-size-asian="9pt" style:font-size-complex="9pt"/>
    </style:style>
    <style:style style:name="P17" style:family="paragraph" style:parent-style-name="Table_20_Contents">
      <style:text-properties style:font-name="Courier" fo:font-size="7pt" style:font-size-asian="7pt" style:font-size-complex="7pt"/>
    </style:style>
    <style:style style:name="P18" style:family="paragraph" style:parent-style-name="Table_20_Contents">
      <style:text-properties style:font-name="Courier" fo:font-size="7pt" fo:font-weight="bold" style:font-size-asian="7pt" style:font-weight-asian="bold" style:font-size-complex="7pt" style:font-weight-complex="bold"/>
    </style:style>
    <style:style style:name="P19" style:family="paragraph" style:parent-style-name="Table_20_Contents">
      <style:text-properties style:font-name="Courier" fo:font-size="9pt" style:font-size-asian="9pt" style:font-size-complex="9pt"/>
    </style:style>
    <style:style style:name="P20" style:family="paragraph" style:parent-style-name="Table_20_Contents">
      <style:text-properties style:font-name="Courier" fo:font-size="9pt" fo:font-weight="normal" style:font-size-asian="9pt" style:font-weight-asian="normal" style:font-size-complex="9pt" style:font-weight-complex="normal"/>
    </style:style>
    <style:style style:name="P21" style:family="paragraph" style:parent-style-name="Table_20_Contents">
      <style:text-properties style:font-name="Courier" fo:font-size="9pt" fo:font-weight="bold" style:font-size-asian="9pt" style:font-weight-asian="bold" style:font-size-complex="9pt" style:font-weight-complex="bold"/>
    </style:style>
    <style:style style:name="P22" style:family="paragraph" style:parent-style-name="Table_20_Contents">
      <style:text-properties style:font-name="Courier" fo:font-size="9pt" style:text-underline-style="none" style:font-size-asian="9pt" style:font-size-complex="9pt"/>
    </style:style>
    <style:style style:name="P2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fo:font-weight="normal" style:font-size-asian="9pt" style:font-weight-asian="normal" style:font-size-complex="9pt" style:font-weight-complex="normal"/>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T6" style:family="text">
      <style:text-properties style:font-name="Courier" fo:font-size="9pt" style:text-underline-style="none" fo:background-color="transparent" style:font-size-asian="9pt" style:font-size-complex="9pt"/>
    </style:style>
    <style:style style:name="T7" style:family="text">
      <style:text-properties style:font-name="Courier" fo:font-size="9pt" style:text-underline-style="none" fo:font-weight="normal" style:font-size-asian="9pt" style:font-weight-asian="normal" style:font-size-complex="9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5">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Table_20_Contents"><text:span text:style-name="T5">(3)There are processes that missed</text:span><text:span text:style-name="T3"> getting dayfiles and processing. These needed-scripts(temporary quickly done scripts not officially checked into cvs) processes run as cron jobs between 11-11:30PM PDT on </text:span><text:a xlink:type="simple" xlink:href="mailto:production@j0"><text:span text:style-name="T3">production@j0</text:span></text:a><text:a xlink:type="simple" xlink:href="mailto:production@n02"><text:span text:style-name="T3">.</text:span></text:a></text:p>
            <text:p text:style-name="Table_20_Contents"><text:a xlink:type="simple" xlink:href="mailto:production@n02"><text:span text:style-name="T7">(NOTE:This script will be changed to using dsdf.pl once complete TRAC ticket #280)</text:span></text:a></text:p>
            <text:p text:style-name="P4"/>
            <text:p text:style-name="P4">By checking log files(log-doAPID17, log-doAPID19, log-doAPID21, log-doAPID38, log-doAPID40) can see if runs were successful.</text:p>
            <text:p text:style-name="P4">(a) Keyword Data for APID 19 to hmi.temperature_summary series(For Sebastien and Jesper)</text:p>
            <text:p text:style-name="P4">-&gt;Go to directory to update manually script.</text:p>
            <text:p text:style-name="P4"><text:s/>% cd <text:s/>/home/production/cvs/JSOC/proj/lev0/scripts/hk</text:p>
            <text:p text:style-name="P4">-&gt;Change start day and end day in script to day(s) did not have day files. </text:p>
            <text:p text:style-name="P4">For example change $i <text:s/>start value <text:s/>and 6 end value shown below:</text:p>
            <text:p text:style-name="P4">#(1)hardcode end day for month </text:p>
            <text:p text:style-name="P4">#for october 2008 use 1-31 days </text:p>
            <text:p text:style-name="P4">$i=5; </text:p>
            <text:p text:style-name="P4">while ($i &lt; 6) </text:p>
            <text:p text:style-name="P4">{ </text:p>
            <text:p text:style-name="P4"><text:soft-page-break/>--&gt; Go into file and change: </text:p>
            <text:p text:style-name="P4">% vi getFilesFromDayfile_019v2.pl</text:p>
            <text:p text:style-name="P4">--&gt;Run</text:p>
            <text:p text:style-name="P4">% getFilesFromDayfile_019v2.pl</text:p>
            <text:p text:style-name="P4">b)APID 17,21,38,40 are less critical since these series are used by Master Pointing series to gather data. This data is used to up hmi.leg_status, hmi/aia iss series data. Since the master pointing series does not change HK lookup times often, this should not have a problem until we update the master pointer series. To do these updates. Repeat steps about described in 3a. Edit these files and then run. Remember v2 version in name of perl file is for hand editing and v3 version should not be touched(used for cronjob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5">--&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able:table-cell>
        </table:table-row>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text:soft-page-break/>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text:soft-page-break/>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text:soft-page-break/>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5">--&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text:soft-page-break/>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text:soft-page-break/>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7</text:p>
            <text:p text:style-name="P7">(high)</text:p>
            <text:p text:style-name="P10">=&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 </text:span>Subject: JSOC:WARNING:M3SD Processing of six RTMOC dayfiles into housekeeping data series was NOT done.</text:p>
            <text:p text:style-name="P2"/>
          </table:table-cell>
          <table:table-cell table:style-name="Table1.A2" office:value-type="string">
            <text:p text:style-name="P1">Warning Message:</text:p>
            <text:p text:style-name="P1">--&gt;Did not process the expected <text:s/>&lt;6&gt; dayfiles using load_m3sd executable.</text:p>
            <text:p text:style-name="P1">--&gt;Only processed &lt;12&gt; dayfile(s)</text:p>
            <text:p text:style-name="P1">--&gt;Check if the dayfiles for apid 17, 19, 21, 38, 40 and 44 have been retrieved and ingested in &lt; hmi | aia &gt;.hk_dayfile series .</text:p>
            <text:p text:style-name="P1">--&gt;If dayfiles exist, get dayfiles and rerun with load_m3sd executable.</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ext:p text:style-name="P4">(4)DRMS down so could not save decoded keywords to series and save dayfiles to series.</text:p>
          </table:table-cell>
          <table:table-cell table:style-name="Table1.F2" office:value-type="string">
            <text:p text:style-name="P1"><text:span text:style-name="T11">(Debug Problem 1) </text:span></text:p>
            <text:p text:style-name="P1"><text:span text:style-name="T13">Check <text:s/>drop off directory there on j0. Check pick up directory there. Check paths in script dsdf.pl for rtmon processing.</text:span></text:p>
            <text:p text:style-name="P1"><text:span text:style-name="T13">% ls /tmp22/production/lev0/hk_hsb_dayfile</text:span></text:p>
            <text:p text:style-name="P1"><text:span text:style-name="T13"/></text:p>
            <text:p text:style-name="P1"><text:span text:style-name="T13">% ls /hmisdp-mon/log/packets/0x0011/</text:span></text:p>
            <text:p text:style-name="P1"><text:span text:style-name="T13"/></text:p>
            <text:p text:style-name="P1"/>
            <text:p text:style-name="P1"><text:span text:style-name="T11">(Debug Problem 2)</text:span></text:p>
            <text:p text:style-name="P22">Check if j0 machine sees hmisdp-mon directory. Check if asd dayfile there(apid is 0x81), and decimal apid 17(0x11),19(0x013,21(0x015),38,40 and 44 are there. </text:p>
            <text:p text:style-name="P22">% ls /hmisdp-mon/log/packets/0x0011/</text:p>
            <text:p text:style-name="P22"/>
            <text:p text:style-name="P1">(3)<text:span text:style-name="T11">Debug Problem 3) </text:span></text:p>
            <text:p text:style-name="P1"><text:span text:style-name="T13">Check if j0 machine sees hmisdp-</text:span>mon directory. Do ls for files.</text:p>
            <text:p text:style-name="P1">%ls /hmisdp-mon/log/packets/0x0011/</text:p>
            <text:p text:style-name="P1"/>
            <text:p text:style-name="P1"/>
            <text:p text:style-name="P1">(4)<text:span text:style-name="T11">Debug Problem 4)</text:span></text:p>
            <text:p text:style-name="P22">Check if DRMS is down.</text:p>
            <text:p text:style-name="P22"/>
            <text:p text:style-name="P22">ACTION for (1)-(4)</text:p>
            <text:p text:style-name="P22">(a) Determine if need to run manually processing for 6 apids</text:p>
            <text:p text:style-name="P1">-Check series for missing records.</text:p>
            <text:p text:style-name="P1">Use log file to see usually count of records load per day for each series and check if records missing.</text:p>
            <text:p text:style-name="P1">(b)If have missing record will need to rerun load_m3sd executable as <text:a xlink:type="simple" xlink:href="mailto:production@j0">production@j0</text:a><text:a xlink:type="simple" xlink:href="mailto:production@j0">. </text:a></text:p>
            <text:p text:style-name="P1"><text:a xlink:type="simple" xlink:href="mailto:production@j0">(c)</text:a> If moc dayfile processing already ran and still have missing records per day. Then after running load_m3sd with rtmon dayfile then run load_m3sd with moc dayfile.</text:p>
            <text:p text:style-name="P1">(d)Save rtmon dayfile(17,19,21,etc) using ingest_dayfile.pl script using src=rtmon.</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8.</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text:soft-page-break/></text:p>
          </table:table-cell>
          <table:table-cell table:style-name="Table1.A2" office:value-type="string">
            <text:p text:style-name="P4">Email message with subject:</text:p>
            <text:p text:style-name="P2">JSOC:WARNING:Ingesting HSB dayfiles: status:</text:p>
            <text:p text:style-name="P2">Found Old HSB <text:soft-page-break/>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ext:soft-page-break/>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text:soft-page-break/>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Step (1)(b) go to <text:a xlink:type="simple" xlink:href="mailto:production@j0">production@j0</text:a></text:p>
            <text:p text:style-name="P12">% ssh -l production j0</text:p>
            <text:p text:style-name="P12">% cd </text:p>
            <text:p text:style-name="P12">/home/production/cvs/JSOC/proj/lev<text:soft-page-break/>0/scripts/hk</text:p>
            <text:p text:style-name="P12"/>
            <text:p text:style-name="P12">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4">Step 1(e) Clear list of old hsb dayfiles to delete from DF_DELETE_FILE_LIST located in /home/production/cvs/JSOC/proj/lev0/scripts/hk. </text:p>
            <text:p text:style-name="P14">This step needs to be done because the auto script getdf.pl uses DF_DELETE_FILE_LIST file too.</text:p>
            <text:p text:style-name="Preformatted_20_Text">Step 1(f) Remove files from tmp22</text:p>
            <text:p text:style-name="Preformatted_20_Text">%rm /tmp22/production/lev0/hk_hsb_dayfile/*_09_29*</text:p>
            <text:p text:style-name="P14"/>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able:table-cell>
          <table:table-cell table:style-name="Table1.A2" office:value-type="string">
            <text:p text:style-name="P1"/>
          </table:table-cell>
          <table:table-cell table:style-name="Table1.A2" office:value-type="string">
            <text:p text:style-name="P4"/>
          </table:table-cell>
          <table:table-cell table:style-name="Table1.A2" office:value-type="string">
            <text:p text:style-name="P1"/>
          </table:table-cell>
          <table:table-cell table:style-name="Table1.A2" office:value-type="string">
            <text:p text:style-name="P4"/>
          </table:table-cell>
          <table:table-cell table:style-name="Table1.F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2 on <text:s/>1/12/2010)</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12T14:46:50</dc:date>
    <meta:printed-by>Carl Cimilluca</meta:printed-by>
    <meta:print-date>2010-06-08T15:00:32</meta:print-date>
    <meta:editing-cycles>60</meta:editing-cycles>
    <meta:editing-duration>PT12H27M44S</meta:editing-duration>
    <meta:user-defined meta:name="Info 1"/>
    <meta:user-defined meta:name="Info 2"/>
    <meta:user-defined meta:name="Info 3"/>
    <meta:user-defined meta:name="Info 4"/>
    <meta:document-statistic meta:table-count="1" meta:image-count="0" meta:object-count="0" meta:page-count="11" meta:paragraph-count="276" meta:word-count="2946" meta:character-count="16814"/>
  </office:meta>
</office:document-meta>
</file>